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xml version="1.0" encoding="UTF-8"?&gt;</text:p>
      <text:p text:style-name="Standard">&lt;listado&gt;</text:p>
      <text:p text:style-name="Standard"><text:s text:c="2"/>&lt;cuenta&gt;</text:p>
      <text:p text:style-name="Standard"><text:s text:c="4"/>&lt;titular dni="5671001D"&gt;Ramon Perez&lt;/titular&gt;</text:p>
      <text:p text:style-name="Standard"><text:s text:c="4"/>&lt;saldoactual moneda="euros"&gt;12000&lt;/saldoactual&gt;</text:p>
      <text:p text:style-name="Standard"><text:s text:c="4"/>&lt;fechacreacion&gt;13-abril-2012&lt;/fechacreacion&gt;</text:p>
      <text:p text:style-name="Standard"><text:s text:c="2"/>&lt;/cuenta&gt;</text:p>
      <text:p text:style-name="Standard"><text:s text:c="2"/>&lt;fondo&gt;</text:p>
      <text:p text:style-name="Standard"><text:s text:c="4"/>&lt;cuentaasociada&gt;20-A&lt;/cuentaasociada&gt;</text:p>
      <text:p text:style-name="Standard"><text:s text:c="4"/>&lt;datos&gt;</text:p>
      <text:p text:style-name="Standard"><text:s text:c="6"/>&lt;cantidaddepositada&gt;2000&lt;/cantidaddepositada&gt;</text:p>
      <text:p text:style-name="Standard"><text:s text:c="6"/>&lt;moneda&gt;Euros&lt;/moneda&gt;</text:p>
      <text:p text:style-name="Standard"><text:s text:c="4"/>&lt;/datos&gt;</text:p>
      <text:p text:style-name="Standard"><text:s text:c="2"/>&lt;/fondo&gt;</text:p>
      <text:p text:style-name="Standard"><text:s text:c="2"/>&lt;fondo&gt;</text:p>
      <text:p text:style-name="Standard"><text:s text:c="4"/>&lt;cuentaasociada&gt;21-DX&lt;/cuentaasociada&gt;</text:p>
      <text:p text:style-name="Standard"><text:s text:c="4"/>&lt;datos&gt;</text:p>
      <text:p text:style-name="Standard"><text:s text:c="6"/>&lt;cantidaddepositada&gt;4800&lt;/cantidaddepositada&gt;</text:p>
      <text:p text:style-name="Standard"><text:s text:c="6"/>&lt;moneda&gt;Dólares&lt;/moneda&gt;</text:p>
      <text:p text:style-name="Standard"><text:s text:c="4"/>&lt;/datos&gt;</text:p>
      <text:p text:style-name="Standard"><text:s text:c="2"/>&lt;/fondo&gt;</text:p>
      <text:p text:style-name="Standard"><text:s text:c="2"/>&lt;cuenta&gt;</text:p>
      <text:p text:style-name="Standard"><text:s text:c="4"/>&lt;titular dni="39812341C"&gt;Carmen Diaz&lt;/titular&gt;</text:p>
      <text:p text:style-name="Standard"><text:s text:c="4"/>&lt;saldoactual moneda="euros"&gt;1900&lt;/saldoactual&gt;</text:p>
      <text:p text:style-name="Standard"><text:s text:c="4"/>&lt;fechacreacion&gt;15-febrero-2011&lt;/fechacreacion&gt;</text:p>
      <text:p text:style-name="Standard"><text:s text:c="2"/>&lt;/cuenta&gt;</text:p>
      <text:p text:style-name="Standard">&lt;/listado&gt;</text:p>
      <text:p text:style-name="Standard"/>
      <text:p text:style-name="Standard"/>
      <text:p text:style-name="Standard"/>
      <text:p text:style-name="P1">1. Extraer la cantidad depositada en la cuenta 20-A.</text:p>
      <text:p text:style-name="Standard"/>
      <text:p text:style-name="Standard">/listado/fondo[cuentaasociada = "20-A"]/datos/cantidaddepositada/text()</text:p>
      <text:p text:style-name="Standard"/>
      <text:p text:style-name="P1">2. Extraer un listado sin etiquetas de todas las monedas usadas por los distintos fondos.</text:p>
      <text:p text:style-name="Standard"/>
      <text:p text:style-name="Standard">/listado/fondo/datos/moneda/text()</text:p>
      <text:p text:style-name="Standard"/>
      <text:p text:style-name="P1">3. Extraer el DNI de las cuentas que usen dolares como moneda de base.</text:p>
      <text:p text:style-name="Standard"/>
      <text:p text:style-name="Standard">/listado/cuenta[saldoactual/@moneda = "dólares"]/titular/@dni/string()</text:p>
      <text:p text:style-name="Standard"/>
      <text:p text:style-name="P1">4. Extraer toda la información de los fondos que usen euros por un valor inferior a 2500.</text:p>
      <text:p text:style-name="Standard"/>
      <text:p text:style-name="Standard">/listado/fondo[datos/cantidaddepositada&lt;2500 and datos/moneda = "Euros"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9:14:58.437000000</meta:creation-date>
    <dc:date>2024-01-30T09:16:08.365000000</dc:date>
    <meta:editing-duration>PT1M10S</meta:editing-duration>
    <meta:editing-cycles>1</meta:editing-cycles>
    <meta:document-statistic meta:table-count="0" meta:image-count="0" meta:object-count="0" meta:page-count="1" meta:paragraph-count="35" meta:word-count="102" meta:character-count="1271" meta:non-whitespace-character-count="1116"/>
    <meta:generator>LibreOffice/7.4.6.2$Windows_X86_64 LibreOffice_project/5b1f5509c2decdade7fda905e3e1429a67acd63d</meta:generator>
  </office:meta>
</office:document-meta>
</file>